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14004" draw:marker-start-width="0.279cm" draw:marker-end-width="0.279cm" svg:stroke-opacity="100%" draw:fill="gradient" draw:fill-color="#00b6bd" draw:fill-gradient-name="Gradient_20_16" draw:opacity="100%" draw:opacity-name="Transparency_20_1" draw:textarea-horizontal-align="justify" draw:textarea-vertical-align="middle" draw:auto-grow-height="false" fo:min-height="5.088cm" fo:min-width="4.838cm" fo:padding-top="0.151cm" fo:padding-bottom="0.151cm" fo:padding-left="0.276cm" fo:padding-right="0.276cm" draw:shadow="hidden" draw:shadow-offset-x="0.071cm" draw:shadow-offset-y="0.071cm" draw:shadow-color="#111111" draw:shadow-opacity="99%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99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hidden" draw:shadow-offset-x="0.071cm" draw:shadow-offset-y="0.07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66ffff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hidden" draw:shadow-offset-x="0.071cm" draw:shadow-offset-y="0.071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ed1c24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hidden" draw:shadow-offset-x="0.071cm" draw:shadow-offset-y="0.0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7cm" fo:min-width="0cm"/>
    </style:style>
    <style:style style:name="gr6" style:family="graphic" style:parent-style-name="standard">
      <style:graphic-properties draw:fill-color="#ccff66" draw:opacity="100%" draw:textarea-horizontal-align="justify" draw:textarea-vertical-align="middle" draw:auto-grow-height="false" fo:min-height="0.512cm" fo:min-width="2.94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99ffff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hidden" draw:shadow-offset-x="0.071cm" draw:shadow-offset-y="0.071cm"/>
    </style:style>
    <style:style style:name="gr8" style:family="graphic" style:parent-style-name="standard">
      <style:graphic-properties draw:fill-color="#66ccff" draw:opacity="100%" draw:textarea-horizontal-align="justify" draw:textarea-vertical-align="middle" draw:auto-grow-height="false" fo:min-height="0.236cm" fo:min-width="1.579cm"/>
    </style:style>
    <style:style style:name="P1" style:family="paragraph">
      <loext:graphic-properties draw:fill="gradient" draw:fill-color="#00b6bd" draw:fill-gradient-name="Gradient_20_16" draw:opacity="100%" draw:opacity-name="Transparency_20_1"/>
      <style:paragraph-properties fo:text-align="center"/>
      <style:text-properties style:font-name="NanumMyeongjo" fo:font-size="13pt" style:font-size-asian="13pt" style:font-size-complex="13pt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solid" draw:fill-color="#ffff99" draw:opacity="50%"/>
      <style:paragraph-properties fo:text-align="center"/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="solid" draw:fill-color="#66ffff" draw:opacity="50%"/>
      <style:paragraph-properties fo:text-align="center"/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="solid" draw:fill-color="#ed1c24" draw:opacity="50%"/>
      <style:paragraph-properties fo:text-align="center"/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style:font-name="Abyssinica SIL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ccff66" draw:opacity="100%"/>
      <style:paragraph-properties fo:text-align="center"/>
    </style:style>
    <style:style style:name="P8" style:family="paragraph">
      <loext:graphic-properties draw:fill="solid" draw:fill-color="#66ffff" draw:opacity="50%"/>
      <style:paragraph-properties fo:text-align="center"/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P9" style:family="paragraph">
      <loext:graphic-properties draw:fill="solid" draw:fill-color="#99ffff" draw:opacity="50%"/>
      <style:paragraph-properties fo:text-align="center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66ccff" draw:opacity="100%"/>
      <style:paragraph-properties fo:text-align="center"/>
    </style:style>
    <style:style style:name="T1" style:family="text"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Abyssinica SIL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6.895cm" svg:y="14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461cm" svg:height="5.461cm" svg:x="7.911cm" svg:y="7.595cm">
          <text:p text:style-name="P2"><text:span text:style-name="T1">Physics-Constrained </text:span></text:p>
          <text:p text:style-name="P2"><text:span text:style-name="T1">Data-Driven Model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461cm" svg:height="5.461cm" svg:x="13.626cm" svg:y="20.422cm">
          <text:p text:style-name="P2"><text:span text:style-name="T1">Koopman Operator</text:span></text:p>
          <text:p text:style-name="P2"><text:span text:style-name="T1">Dynamical Systems</text:span></text:p>
          <text:p text:style-name="P2"><text:span text:style-name="T1">Time Series Analysis</text:span></text:p>
          <text:p text:style-name="P2"><text:span text:style-name="T1">Stochastic 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461cm" svg:height="5.461cm" svg:x="2.831cm" svg:y="20.295cm">
          <text:p text:style-name="P2"><text:span text:style-name="T2">High Fidelity Simulation</text:span></text:p>
          <text:p text:style-name="P2"><text:span text:style-name="T2">DNS/HP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9.906cm" svg:height="3.417cm" svg:x="6.895cm" svg:y="16.37cm">
          <draw:text-box>
            <text:p text:style-name="P2"><text:span text:style-name="T3">Turbulence</text:span></text:p>
            <text:p text:style-name="P2"><text:span text:style-name="T3"/></text:p>
            <text:p text:style-name="P2"><text:span text:style-name="T3">Reduced-Order Modeling</text:span></text:p>
          </draw:text-box>
        </draw:frame>
        <draw:custom-shape draw:style-name="gr6" draw:text-style-name="P7" draw:layer="layout" svg:width="3.937cm" svg:height="1.524cm" draw:transform="rotate (0.73565627971561) translate (5.874cm 21.41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3.937cm" svg:height="1.524cm" draw:transform="rotate (2.39494079958662) translate (14.623cm 22.45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3.937cm" svg:height="1.524cm" draw:transform="rotate (-1.56782926706651) translate (11.455cm 12.16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5.461cm" svg:height="5.461cm" svg:x="1.626cm" svg:y="10.011cm">
          <text:p text:style-name="P2"><text:span text:style-name="T2">Fluid Dynamics</text:span></text:p>
          <text:p text:style-name="P2"><text:span text:style-name="T2">Combus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5.461cm" svg:height="5.461cm" svg:x="14.261cm" svg:y="10.008cm">
          <text:p text:style-name="P2"><text:span text:style-name="T2">PDE</text:span></text:p>
          <text:p text:style-name="P2"><text:span text:style-name="T2">Mori-Zwanzig Formalism</text:span></text:p>
          <text:p text:style-name="P2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5.461cm" svg:height="5.461cm" svg:x="8.038cm" svg:y="1.372cm">
          <text:p text:style-name="P2"><text:span text:style-name="T2">Probabilistic ML</text:span></text:p>
          <text:p text:style-name="P2"><text:span text:style-name="T2">Deep Learning</text:span></text:p>
          <text:p text:style-name="P2"><text:span text:style-name="T2">Optimiz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2.376cm" svg:height="0.971cm" draw:transform="rotate (0.421322481431431) translate (6.133cm 11.66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2.376cm" svg:height="0.971cm" draw:transform="rotate (2.67436801283091) translate (14.713cm 12.70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2.376cm" svg:height="0.971cm" draw:transform="rotate (-1.58283909863366) translate (11.213cm 5.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6" draw:display-name="Gradient 16" draw:style="axial" draw:start-color="#83caff" draw:end-color="#d36118" draw:start-intensity="100%" draw:end-intensity="100%" draw:angle="360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00:23:14.965393974</meta:creation-date>
    <dc:date>2020-07-24T16:54:35.274046291</dc:date>
    <meta:editing-duration>PT59M39S</meta:editing-duration>
    <meta:editing-cycles>7</meta:editing-cycles>
    <meta:generator>LibreOffice/6.0.7.3$Linux_X86_64 LibreOffice_project/00m0$Build-3</meta:generator>
    <meta:document-statistic meta:object-count="14"/>
  </office:meta>
</office:document-meta>
</file>